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Impl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ServletRequestImpl( HttpServletRequest request , PortletURLProviderImpl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ParameterMap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ervletRequestImpl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Impl.getQuer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Path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Reques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Servl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Contex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questImpl.getRequest(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Impl.ServletRequestImpl( HttpServletRequest request , PortletURLProviderImpl provider ,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Impl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